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5pt" style:text-underline-style="solid" style:text-underline-width="auto" style:text-underline-color="font-color" fo:font-weight="bold" officeooo:rsid="0010d805" officeooo:paragraph-rsid="0010d80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10d805" officeooo:paragraph-rsid="0010d80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10d805" officeooo:paragraph-rsid="00112bb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style:text-underline-style="none" fo:font-weight="bold" officeooo:rsid="0011c76a" officeooo:paragraph-rsid="0011c76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0d805" officeooo:paragraph-rsid="0010d80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0d805" officeooo:paragraph-rsid="00112bbe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1c76a" officeooo:paragraph-rsid="0011c76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5d075" officeooo:paragraph-rsid="0015d07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officeooo:rsid="0010d805" officeooo:paragraph-rsid="0010d805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2bbe"/>
    </style:style>
    <style:style style:name="T3" style:family="text">
      <style:text-properties officeooo:rsid="0015d075"/>
    </style:style>
    <style:style style:name="T4" style:family="text">
      <style:text-properties officeooo:rsid="001758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keneo :</text:p>
      <text:p text:style-name="P1"/>
      <text:p text:style-name="P2">Présentation de Akeneo :</text:p>
      <text:p text:style-name="P2"/>
      <text:p text:style-name="P5">Akeneo est une entreprise de <text:span text:style-name="T1">E-Commerce</text:span> sur Nantes, qui a pour but d’aider des entreprises à stocker des <text:span text:style-name="T1">données</text:span> ( données marketing, fichiers médias, données techniques, données de conception, données d’utilisateurs). Akeneo a été crée en 2013, elle contient 103 collaborateurs <text:span text:style-name="T4">et 78 employés en France, </text:span>il y a 32 % de femmes et 67 % d’homme ; l’âge moyen est de 32 ans . </text:p>
      <text:p text:style-name="P5"/>
      <text:p text:style-name="P2">Qu'est-ce qu'un PIM :</text:p>
      <text:p text:style-name="P2"/>
      <text:p text:style-name="P5">Un PIM (Product information Management) est un <text:span text:style-name="T1">logiciel</text:span> qui aide les utilisateurs à stocker les données. Il va remplacer des logiciel comme exels ou libre office.</text:p>
      <text:p text:style-name="P5"/>
      <text:p text:style-name="P2">A quoi sert un PIM pour une entreprise comme Auchan, Hermès ou Samsung ?</text:p>
      <text:p text:style-name="P2"/>
      <text:p text:style-name="P6">Un PIM va être très utile pour une entreprise comme Auchan, Hermès ou Samsung car il va faire gagner beaucoup de temps, en faisant une tache répétitive. <text:span text:style-name="T2">Il va stocker toute les données en les transformant en application mobile, plateforme de e-commerce …</text:span></text:p>
      <text:p text:style-name="P6"/>
      <text:p text:style-name="P3">Quels métiers sont nécessaires dans l'entreprise pour construire ce logiciel ? </text:p>
      <text:p text:style-name="P3"/>
      <text:p text:style-name="P7">Pour construire ce logiciel on a besoins de <text:span text:style-name="T1">développeurs fronts</text:span> et de <text:span text:style-name="T1">développeurs bacs</text:span>. De <text:span text:style-name="T1">product manager</text:span>, de <text:span text:style-name="T1">consultant technique</text:span>, de <text:span text:style-name="T1">chef de projet technique</text:span></text:p>
      <text:p text:style-name="P7"/>
      <text:p text:style-name="P4">Parmi ces métiers, lequel t'attire le plus ? Pourquoi ?</text:p>
      <text:p text:style-name="P4"/>
      <text:p text:style-name="P7">Pour ma part je voudrais devenir <text:span text:style-name="T1">ingénier en développement informatique</text:span> , car j’aime crée quel-que chose ( un jeu vidéo, un logiciel, un programme ), j’aime l’informatique cela m’intéresse beaucoup . <text:span text:style-name="T3">Et si je veux devenir Ingénieur (en développement informatique) c’est pour connaître plus de choses, de dirigée une équipe ; cela peut m’être très utile si je crée mon entreprise ;</text:span></text:p>
      <text:p text:style-name="P7"/>
      <text:p text:style-name="P4"><text:span text:style-name="T3">P</text:span>armi ces métiers, lequel t'attire le moins ? Pourquoi ?</text:p>
      <text:p text:style-name="P4"/>
      <text:p text:style-name="P8">Le product manager m’attire le moins car je veux vraiment développer, le product manager de développe pas .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0:29:37.566416632</meta:creation-date>
    <dc:date>2018-02-19T15:10:55.490410695</dc:date>
    <meta:editing-duration>PT9M18S</meta:editing-duration>
    <meta:editing-cycles>4</meta:editing-cycles>
    <meta:generator>LibreOffice/5.4.1.2$Linux_X86_64 LibreOffice_project/40m0$Build-2</meta:generator>
    <meta:document-statistic meta:table-count="0" meta:image-count="0" meta:object-count="0" meta:page-count="1" meta:paragraph-count="13" meta:word-count="294" meta:character-count="1752" meta:non-whitespace-character-count="1469"/>
  </office:meta>
</office:document-meta>
</file>